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4909" calcext:value-type="float">
            <text:p>49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4933" calcext:value-type="float">
            <text:p>493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212" calcext:value-type="float">
            <text:p>62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594" calcext:value-type="float">
            <text:p>1159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11635" calcext:value-type="float">
            <text:p>1163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12715" calcext:value-type="float">
            <text:p>1271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13179" calcext:value-type="float">
            <text:p>1317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float" office:value="13203" calcext:value-type="float">
            <text:p>132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13281" calcext:value-type="float">
            <text:p>1328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660" calcext:value-type="float">
            <text:p>136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795" calcext:value-type="float">
            <text:p>1379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356" calcext:value-type="float">
            <text:p>1435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989" calcext:value-type="float">
            <text:p>1498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111" calcext:value-type="float">
            <text:p>1511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217" calcext:value-type="float">
            <text:p>152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410" calcext:value-type="float">
            <text:p>164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804" calcext:value-type="float">
            <text:p>1680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934" calcext:value-type="float">
            <text:p>1693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125" calcext:value-type="float">
            <text:p>1712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290" calcext:value-type="float">
            <text:p>1729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788" calcext:value-type="float">
            <text:p>177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46" calcext:value-type="float">
            <text:p>1974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798" calcext:value-type="float">
            <text:p>1979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355" calcext:value-type="float">
            <text:p>2035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532" calcext:value-type="float">
            <text:p>2053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032" calcext:value-type="float">
            <text:p>2103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245" calcext:value-type="float">
            <text:p>212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42" calcext:value-type="float">
            <text:p>2174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815" calcext:value-type="float">
            <text:p>2181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88" calcext:value-type="float">
            <text:p>2218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277" calcext:value-type="float">
            <text:p>2227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670" calcext:value-type="float">
            <text:p>2267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725" calcext:value-type="float">
            <text:p>2272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85" calcext:value-type="float">
            <text:p>2418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auerhaft dicker rauch</text:p>
          </table:table-cell>
        </table:table-row>
        <table:table-row table:style-name="ro1">
          <table:table-cell office:value-type="float" office:value="24315" calcext:value-type="float">
            <text:p>2431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810" calcext:value-type="float">
            <text:p>248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889" calcext:value-type="float">
            <text:p>2488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923" calcext:value-type="float">
            <text:p>2492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945" calcext:value-type="float">
            <text:p>249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252" calcext:value-type="float">
            <text:p>2525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451" calcext:value-type="float">
            <text:p>2545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567" calcext:value-type="float">
            <text:p>2556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658" calcext:value-type="float">
            <text:p>2565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677" calcext:value-type="float">
            <text:p>2567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704" calcext:value-type="float">
            <text:p>2570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49" calcext:value-type="float">
            <text:p>2744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512" calcext:value-type="float">
            <text:p>275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604" calcext:value-type="float">
            <text:p>276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764" calcext:value-type="float">
            <text:p>2776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12" calcext:value-type="float">
            <text:p>279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038" calcext:value-type="float">
            <text:p>2803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048" calcext:value-type="float">
            <text:p>2804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083" calcext:value-type="float">
            <text:p>2808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247" calcext:value-type="float">
            <text:p>2824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303" calcext:value-type="float">
            <text:p>283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363" calcext:value-type="float">
            <text:p>2936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ausziehen</text:p>
          </table:table-cell>
        </table:table-row>
        <table:table-row table:style-name="ro1">
          <table:table-cell office:value-type="float" office:value="29746" calcext:value-type="float">
            <text:p>29746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</text:p>
          </table:table-cell>
        </table:table-row>
        <table:table-row table:style-name="ro1">
          <table:table-cell office:value-type="float" office:value="51525" calcext:value-type="float">
            <text:p>5152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4630" calcext:value-type="float">
            <text:p>5463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730" calcext:value-type="float">
            <text:p>5473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247" calcext:value-type="float">
            <text:p>5524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264" calcext:value-type="float">
            <text:p>5526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921" calcext:value-type="float">
            <text:p>5592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949" calcext:value-type="float">
            <text:p>5594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089" calcext:value-type="float">
            <text:p>5608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227" calcext:value-type="float">
            <text:p>5622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260" calcext:value-type="float">
            <text:p>562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273" calcext:value-type="float">
            <text:p>5627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280" calcext:value-type="float">
            <text:p>562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680" calcext:value-type="float">
            <text:p>566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685" calcext:value-type="float">
            <text:p>5668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6999" calcext:value-type="float">
            <text:p>5699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111" calcext:value-type="float">
            <text:p>571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7126" calcext:value-type="float">
            <text:p>5712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137" calcext:value-type="float">
            <text:p>5713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7389" calcext:value-type="float">
            <text:p>5738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16T16:54:00.906681645</dc:date>
    <meta:editing-duration>PT6H30M19S</meta:editing-duration>
    <meta:editing-cycles>70</meta:editing-cycles>
    <meta:generator>LibreOffice/7.3.6.2$Linux_X86_64 LibreOffice_project/30$Build-2</meta:generator>
    <meta:document-statistic meta:table-count="1" meta:cell-count="208" meta:object-count="0"/>
  </office:meta>
</office:document-meta>
</file>